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353cm" loext:contextual-spacing="false" fo:line-height="100%" fo:text-align="justify" style:justify-single-word="false" style:page-number="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8svekud9yu4u"/>Nauki płynące z serialu: Sezon trzeci</text:p>
      <text:p text:style-name="P2"><text:bookmark text:name="_yhpw6fy6ncmq"/>Morały dobre i złe</text:p>
      <text:p text:style-name="P1">Czas na trzecią część „Nauk płynących z serialu”. Jak to dobrze, że ten sezon jest krótki. Przynajmniej moje cierpienia skończą się dwa razy szybciej niż zazwyczaj. Dlaczego ja w ogóle to robię… A tak, dla Was, moi kochani <office:annotation office:name="__Annotation__12_1349673558"><dc:creator>Weronika Błaż</dc:creator><dc:date>2018-05-12T21:01:46</dc:date><text:p><text:span text:style-name="T1">Zastanawiam się, czy to nie powinno być od wielkiej litery, bo to w końcu zwrot bezpośredni do publiki...</text:span></text:p></office:annotation>czytelnicy<office:annotation-end office:name="__Annotation__12_1349673558"/>. Toteż doceńcie moje starania i zostawcie jakiś komentarz pod numerem. Bo inaczej strzelę focha, odejdę z fandomu i zacznę pisać o rosiczkach.</text:p>
      <text:p text:style-name="P3"><text:bookmark text:name="_msjahpcyhddt"/>The Crystal Empire</text:p>
      <text:p text:style-name="P1">Odcinek, w którym Twilight musi rozwiązać test od Celestii, czyli samodzielnie uratować Kryształowe Imperium. Głupia bambaryła naprawdę zamierza nie przyjmować niczyjej pomocy, bo to, że przez nią mogą cierpieć niewinni, to nic, liczy się tylko egzamin. Brawo, doskonały materiał na przyszłą księżniczkę. Całe szczęście, że Spike uratował sytuację. Koniec końców fioletowy koń zaliczył zadanie.</text:p>
      <text:p text:style-name="P1">Nie wiem, jaki morał ma ten dwuodcinkowiec. Ale coś jest tu bardzo nie tak. To Twilight jest traktowana jak bohaterka, choć bez Spike’a nie zrobiłaby nic. Ba! Była gotowa samolubnie narażać innych na niebezpieczeństwo. Podejrzewam wręcz, że w teście chodziło o to, żeby złamać zasady, bo władca powinien chronić poddanych za wszelką cenę.</text:p>
      <text:p text:style-name="P3"><text:bookmark text:name="_afbartqusgpf"/>Too Many Pinkie Pies</text:p>
      <text:p text:style-name="P1">Jedna Pinkie to za dużo. Więcej Pinkie to gorzej niż plaga szarańczy, stonki ziemniaczanej i Warszawiaków w jednym. Całe szczęście, że klony zostały unicestwione. Niestety, oryginał przeżył. O ile to faktycznie jest oryginał. Jakby przyjaciele postawili mnie przed ścianą ze schnącą farbą, to bym zasnęła. Klony nie miały pamięci oryginału, nie lepiej więc byłoby je wypytać o coś, co mogła wiedzieć tylko Różowa Zaraza 1.0?</text:p>
      <text:p text:style-name="P1">A morał tego odcinka jest taki sobie. Że posiadanie wielu przyjaciół i konieczność odmawiania jednemu, by spędzić czas z drugim, jest dobra, bo będą inne okazje. A co, jeśli nie będą? Albo nie będą tak fajne? W życiu trzeba podejmować wybory i czasami nie będą łatwe. Ba, czasami to wybór pomiędzy kiłą a rzeżączką lub pomiędzy wuzetką a kremówką.</text:p>
      <text:p text:style-name="P3"><text:bookmark text:name="_xpe0uevy2kyo"/>One Bad Apple</text:p>
      <text:p text:style-name="P1">CMC i podobnie upośledzona kuzynka Apple Bloom. Ten tekst nie miał na celu urazić osób niepełnosprawnych, to żart. Poza tym te kompleksy na punkcie znaczków. Mnie raczej dziwi, że nie śmieją się z ziomków, których specjalne talenty są słabe, jak rzucanie podkową czy mycie toalet.</text:p>
      <text:p text:style-name="P1">A jakie wnioski można wyciągnąć z tego odcinka? Może że czasami pójście na skargę do dorosłych jednak jest rozwiązaniem. Oraz że niektórzy są dupkami z jakiegoś powodu, bo np. życie wcześniej kopało ich po zadach. Tylko czy to ich usprawiedliwia? W Koniolandzie najwyraźniej tak. Ale tak właściwie, to całkiem niezły ten morał. Odcinek zresztą też, zwłaszcza jak na te o Zdobywcach Uroczego Zadka.</text:p>
      <text:p text:style-name="P3"><text:bookmark text:name="_gqwuwx10wjys"/>Magic Duel</text:p>
      <text:p text:style-name="P1">Wielki powrót Trixie. Tym razem przypakowała i spuściła łomot Twilight. Nie żeby Ponyville sobie na to nie zasłużyło, bo jednak trochę zasłużyło. Poza tym mieliśmy kolejny przykład <text:soft-page-break/>opętania przez jakąś mroczną magię. Ogółem sytuacja mieszkańców Kucowsi jest niewesoła, a uczennica Celestii nie wie, co robić. Całe szczęście, że w sytuacjach kryzysowych można iść do Zecory, jednej z niewielu postaci posiadających mózg.</text:p>
      <text:p text:style-name="P1">Bardzo fajny odcinek, a morał jest jeden: po co ci magia, skoro możesz korzystać ze sprytu i inteligencji. Tzn. z magii przyjaźni, Twilight. Ta fioletowa chabeta chyba nigdy się nie nauczy. No i czy po prostu nie mogła poprosić o pomoc Luny, Celestii, Cadance, kogokolwiek spoza Ponyville? Dobra, Ceśka akurat była zajęta, ale cała reszta? Kucowieś leży rzut beretem od Cwałowa.</text:p>
      <text:p text:style-name="P3"><text:bookmark text:name="_2ypzs0p1b9fh"/>Sleepless in Ponyville</text:p>
      <text:p text:style-name="P1">Scoot nasłuchała się strasznych opowieści RD i nie może spać, ale nie chce się przyznać, że się boi. Ogółem morał jest taki, że należy przyznawać się do strachu i w ogóle, bo to żaden wstyd, ale no… No nie wiem. Bezgłowy koń i staruszka, która zgubiła podkowę, to jakieś takie średnie powody do strachu. Słasice i łonie z „Kubusia Puchatka” już były straszniejsze od tego. A one tylko kradły miód. No i w prawdziwym życiu wyjście z lękowej szafy może skończyć się tym, że otoczenie nas wyśmieje.</text:p>
      <text:p text:style-name="P3"><text:bookmark text:name="_80yake3yvk1q"/>Wonderbolts Academy</text:p>
      <text:p text:style-name="P1">Bardzo lubię ten odcinek i jednocześnie uważam, że jego końcówka została totalnie zepsuta. Uważam, że Lightning Dust została potraktowana niesprawiedliwie i niewspółmiernie do winy. Poza tym przez cały odcinek Wonderboltsi chwalili jej podejście, a potem RD strzeliła focha i nagle zachowanie zielonej pegazicy okazało się be, a ona sama została wywalona. Jakoś wcześniej nikt z kadry nauczycielskiej nie protestował, a nawet gratulowali wyników. Skąd Lightning miała wiedzieć, że granica została przekroczona?</text:p>
      <text:p text:style-name="P1">Dobra, jej zachowanie było niebezpieczne, ale od razu wyrzucać? Nie mogli jej normalnie ochrzanić i zdegradować do roli skrzydłowej? Bo pewnie nigdy by się jej nie pozbyli, gdyby sama wielka Rainbow Dash nie stwierdziła, że odchodzi. Sama nie uważam Lightning Dust za złą klacz. Raczej za głupią, lekkomyślną i bardzo ambitną bambaryłę, czyli idealny materiał na Wonderbolta.</text:p>
      <text:p text:style-name="P1">Po trupach do celu – to zły sposób na życie, przynajmniej według kucyków. W prawdziwym świecie sprawdza się zadziwiająco dobrze. A że to niemoralne… Bywa. Z drugiej strony nie wiem, czy należy uczyć dzieci, że zło jest całkiem opłacalne, więc nie potępiam. Tylko, naprawdę, musieli tak poprowadzić zakończenie?</text:p>
      <text:p text:style-name="P3"><text:bookmark text:name="_v27tqhyrn7eh"/>Apple Family Reunion</text:p>
      <text:p text:style-name="P1">Rodzina jabłek, składająca się z samych kucyków rasy pomme de terre – to chyba straszni rasiści, skoro się nie łączą z jednorogami oraz pegazami – organizuje zjazd. Cała familia razem przez jeden dzień na Akrach Słodkich Jabłek! Weeeeee! Całkiem przyjemny odcinek. A morał? Wrzucę cytat z polskiej wersji językowej: „Nauczyłam się dziś czegoś bardzo ważnego. Rodzina to nasza pierwsza i najbliższa paczka przyjaciół. Okazuje się, że gdy ma się wokół siebie bliskie osoby, nie trzeba robić nic szczególnego, aby mieć potem miłe wspomnienia. Nawet najprostsze zajęcia mogą nabrać wielkiego znaczenia. Nie liczy się bowiem co, lecz z kim.”</text:p>
      <text:p text:style-name="P1">Cóż, z pierwszą częścią się nie zgadzam – osobiście uważam, że z rodziną to najlepiej na zdjęciu. A z drugą? Jak najbardziej. Czasami dobrze jest się po prostu pobyczyć, poplotkować i nie robić nic konkretnego. Miłe wspomnienia piszą się same, a legendarne przygody przeżywa się przez przypadek.</text:p>
      <text:p text:style-name="P3"><text:bookmark text:name="_kj9invc8h220"/><text:soft-page-break/>Spike at Your Service</text:p>
      <text:p text:style-name="P1">Tego odcinka nie było, po prostu przejdźmy dalej… No dobra, rozumiem, że tak nie można, ale on jest okropny. Nudny, głupi i nie wiem, co robi ze Spike’iem, którego naprawdę lubię. Morał jest taki, że przyjaciele po prostu sobie pomagają. No, pomagają, ale no… Nawet dwulatek by się chyba tego domyślił. Może jeszcze ktoś zrobi odcinek o tym, że przyjaciele po prostu się lubią?</text:p>
      <text:p text:style-name="P3"><text:bookmark text:name="_qq3ykmadt0wx"/>Keep Calm and Flutter On</text:p>
      <text:p text:style-name="P1">Discord, Pan Chaosu, koleś, którego boi się cała Equestria i który pewnie mógłby zrównać z ziemią cały kraj, nawraca się na jasną stronę mocy, ponieważ w ekspresowym tempie zaprzyjaźnia się z Flutterką i nie chce jej stracić. Przede wszystkim to nie jest przyjaźń. Przyjaźni nie zawiera się tak szybko. Poza tym ta zmiana nastawienia draconequusa… Za szybko, za gwałtownie. Drogie dzieci: przyjaźń to nie magia, a on się nie zmieni! A przynajmniej nie tak łatwo i nie tak szybko.</text:p>
      <text:p text:style-name="P3"><text:bookmark text:name="_j8pgdxfln6p"/>Just for Sidekicks</text:p>
      <text:p text:style-name="P1">Kolejny beznadziejny odcinek z fioletowym gekonem w roli głównej. Ten odcinek chyba nie ma morału, więc przynajmniej nie muszę się rozpisywać o tej abominacji. No może poza tym, że należy uważać na białe króliki. Jeśli akurat nie rozszarpią ci tętnicy szyjnej, to przynajmniej uciekną spod opieki i zapewnią niezapomniane wrażenia. Biedny Spike, on po prostu ma pecha.</text:p>
      <text:p text:style-name="P3"><text:bookmark text:name="_4js4kwhb0v5l"/>Games Ponies Play</text:p>
      <text:p text:style-name="P1">Sześć, czy raczej pięć, idiotek próbuje zaimponować klaczy z komisji Igrzysk Equestriańskich. Ale pomyliły klacze, bo są idiotkami. Poza Rarity, która w tym czasie starała się uczesać Cadance. No, ale to Equestria, wszystko kończy się dobrze, a Mane Six pomimo wielkiej wpadki organizacyjnej sprawia, że Kryształowe Imperium wygrywa konkurs. Czemu to jest zły morał? Bo kucyki znowu nie płacą za swoje błędy, a dobre chęci nie naprawią ogromnej niekompetencji.</text:p>
      <text:p text:style-name="P3"><text:bookmark text:name="_tlvuixdo8gi6"/>Magical Mystery Cure</text:p>
      <text:p text:style-name="P1">I finał! A w nim nie ma morału. Chyba że bycie ulubieńcem nauczyciela się opłaca. A za jakieś głupie, pozbawione znaczenia zaklęcie się dostaje skrzydła. I w ogóle od kiedy magia w MLP polega na wygłaszaniu jakichś durnych formułek? Ja lubię ten odcinek, ma fajne piosenki i kiedyś wierzyłam, że Twilicorn to całkiem spoko pomysł. Z czasem okazało się, że jednak nie, ale by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7T23:44:18.102000000</dc:date>
    <meta:editing-duration>PT2H20M14S</meta:editing-duration>
    <meta:editing-cycles>1</meta:editing-cycles>
    <meta:document-statistic meta:table-count="0" meta:image-count="0" meta:object-count="0" meta:page-count="3" meta:paragraph-count="34" meta:word-count="1307" meta:character-count="8312" meta:non-whitespace-character-count="7035"/>
  </office:meta>
</office:document-meta>
</file>